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b8e7" officeooo:paragraph-rsid="0014b8e7"/>
    </style:style>
    <style:style style:name="P2" style:family="paragraph" style:parent-style-name="Standard">
      <style:text-properties style:font-name="Comic Sans MS" officeooo:rsid="0014b8e7" officeooo:paragraph-rsid="0014b8e7"/>
    </style:style>
    <style:style style:name="P3" style:family="paragraph" style:parent-style-name="Standard">
      <style:text-properties style:font-name="Comic Sans MS" fo:font-size="12pt" officeooo:rsid="0014b8e7" officeooo:paragraph-rsid="0014b8e7" style:font-size-asian="12pt" style:font-size-complex="12pt"/>
    </style:style>
    <style:style style:name="P4" style:family="paragraph" style:parent-style-name="Standard">
      <style:text-properties style:font-name="Arial" officeooo:rsid="00156470" officeooo:paragraph-rsid="00156a00"/>
    </style:style>
    <style:style style:name="T1" style:family="text">
      <style:text-properties officeooo:rsid="00156470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156a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URCE : <text:span text:style-name="T3">https://www.youtube.com/watch?v=V6Zo68uQPqE</text:span></text:p>
      <text:p text:style-name="P1">Installer git sous linux :</text:p>
      <text:p text:style-name="P3">sudo apt-get -y install git</text:p>
      <text:p text:style-name="P1">Verifier si git est installer :</text:p>
      <text:p text:style-name="P2">git --version</text:p>
      <text:p text:style-name="P1"/>
      <text:p text:style-name="P1">Pour crée un dossier en repostory il suffit de se placer dans le repertoire ou l'on veux le créer est d'utiliser la commande : </text:p>
      <text:p text:style-name="P2">git init </text:p>
      <text:p text:style-name="P1"/>
      <text:p text:style-name="P1">A prendre en compte avant utilisation: </text:p>
      <text:p text:style-name="P1">-Certain fichier contenant des mot de passe ne doivent pas etre mis en ligne pour eviter cela nous devons créer un fichier appeller .gitignore pour y lister les fichier a ne pas versionner dans git en précisant leur chemin complet. </text:p>
      <text:p text:style-name="P1">ne pas oublier de l ajjouter avec git add et puis de le commiter avec git commit. </text:p>
      <text:p text:style-name="P1">-Toujours soumettre son travaile avant de le commiter.</text:p>
      <text:p text:style-name="P1"/>
      <text:p text:style-name="P1">Commande de base: </text:p>
      <text:p text:style-name="P1"/>
      <text:p text:style-name="P1"/>
      <text:p text:style-name="P1"><text:span text:style-name="T2">git status</text:span> //Voir tout ce qui est en attente</text:p>
      <text:p text:style-name="P1"><text:span text:style-name="T2">git add</text:span> <text:s/>//Ajouter un fichier au commit </text:p>
      <text:p text:style-name="P1"><text:span text:style-name="T2">git commit -m "message "</text:span> //commit le fichier </text:p>
      <text:p text:style-name="P1"><text:span text:style-name="T2">git commit -a -m "message"</text:span> //permet de commit un fichier existant sans passer par un git add </text:p>
      <text:p text:style-name="P1"><text:span text:style-name="T2">git diff</text:span> <text:s/>//Voir les différence de ce qui a changer par rapport au nouveau commit.</text:p>
      <text:p text:style-name="P1"><text:span text:style-name="T2">git log </text:span>//permet de voir tout les commit réaliser </text:p>
      <text:p text:style-name="P1"><text:span text:style-name="T2">git branch nom</text:span> //créer une branche </text:p>
      <text:p text:style-name="P1"><text:span text:style-name="T2">git checkout nomBranche</text:span> // pour changer de branche </text:p>
      <text:p text:style-name="P1"><text:span text:style-name="T2">git diff master..nomBranche</text:span> //voir les différence entre 2 branche </text:p>
      <text:p text:style-name="P1"><text:span text:style-name="T2">git merge nomBranche</text:span> // ajoute la branche <text:span text:style-name="T1">préciser</text:span> a la branche actuelle </text:p>
      <text:p text:style-name="P1"><text:span text:style-name="T2">git branch -d nomBranche</text:span> //permet de supprimer la branche lorsqu'elle n'est plus utiliser </text:p>
      <text:p text:style-name="P1"><text:span text:style-name="T2">git branch -D nomBranche</text:span> //permet de forcer la <text:span text:style-name="T1">suppression</text:span> d'une branche </text:p>
      <text:p text:style-name="P1"><text:span text:style-name="T2">git blame nomFichier.extension</text:span> ://permet de lister toute les modification faite sur <text:span text:style-name="T1">un</text:span> <text:span text:style-name="T1">fichier donner</text:span> ligne par ligne </text:p>
      <text:p text:style-name="P1"><text:span text:style-name="T2">git show numeroSHA</text:span> //renvoie le <text:span text:style-name="T1">message</text:span> du commit rechercher avec son sha </text:p>
      <text:p text:style-name="P1"><text:span text:style-name="T2">git stash</text:span> //permet de mettre le travail sur la branche <text:span text:style-name="T1">actuelle</text:span> en <text:span text:style-name="T1">suspens</text:span> pour aller aider sur une <text:span text:style-name="T1">autres</text:span> branche <text:span text:style-name="T1">s</text:span></text:p>
      <text:p text:style-name="P1"><text:span text:style-name="T2">git stash pop</text:span> //permet de reprendre sur la branche </text:p>
      <text:p text:style-name="P1"/>
      <text:p text:style-name="P1">Pousser et <text:span text:style-name="T1">récupérer</text:span>: </text:p>
      <text:p text:style-name="P1"/>
      <text:p text:style-name="P1"><text:span text:style-name="T2">git clone lienRepostory</text:span> //permet de copier un repos<text:span text:style-name="T1">i</text:span>tory sur notre machine </text:p>
      <text:p text:style-name="P1"><text:span text:style-name="T2">git remote add nomVoulue urldurepostories</text:span> //ajoute un serveur par convention le nom est origin </text:p>
      <text:p text:style-name="P1"><text:span text:style-name="T2">git remote -v </text:span>//verifie si une remote(serveur) est disponible </text:p>
      <text:p text:style-name="P1"><text:span text:style-name="T2">git push nomServeur brancheAPousser</text:span> //permet de pousser le projet prend 2 argument l'adresse du repos<text:span text:style-name="T1">i</text:span>torie ou le nom <text:span text:style-name="T1">créer</text:span> avec git remote et en 2 <text:span text:style-name="T1">é</text:span>me argument il prend la branche a <text:span text:style-name="T1">pousser</text:span> <text:span text:style-name="T1">généralement</text:span> c'est la branche master .</text:p>
      <text:p text:style-name="P1"><text:span text:style-name="T2">git pull serveur branche</text:span> //permet de <text:span text:style-name="T1">récupérer</text:span> un repos<text:span text:style-name="T1">i</text:span>tory sur github depuis son pc et de mettre a jour le <text:span text:style-name="T1">dépôt.</text:span> 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9:46:07.948926967</meta:creation-date>
    <dc:date>2016-09-26T18:18:54.197000000</dc:date>
    <meta:editing-duration>PT9M12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4" meta:word-count="402" meta:character-count="2410" meta:non-whitespace-character-count="2017"/>
  </office:meta>
</office:document-meta>
</file>